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cm" svg:stroke-color="#000000" draw:marker-start-width="0.3cm" draw:marker-start-center="false" draw:marker-end-width="0.3cm" draw:marker-end-center="false" draw:fill="none" draw:fill-color="#ffffff" fo:min-height="0.374cm" draw:shadow="hidden" draw:shadow-offset-x="0.3cm" draw:shadow-offset-y="0.3cm" draw:shadow-color="#808080"/>
    </style:style>
    <style:style style:name="gr2" style:family="graphic" style:parent-style-name="standard">
      <style:graphic-properties draw:stroke="none" svg:stroke-width="0cm" svg:stroke-color="#000000" draw:marker-start-width="0.3cm" draw:marker-start-center="false" draw:marker-end-width="0.3cm" draw:marker-end-center="false" draw:fill="none" draw:fill-color="#ffffff" fo:min-height="0.747cm" draw:shadow="hidden" draw:shadow-offset-x="0.3cm" draw:shadow-offset-y="0.3cm" draw:shadow-color="#808080"/>
    </style:style>
    <style:style style:name="gr3" style:family="graphic" style:parent-style-name="standard">
      <style:graphic-properties draw:stroke="none" svg:stroke-width="0cm" svg:stroke-color="#000000" draw:marker-start-width="0.3cm" draw:marker-start-center="false" draw:marker-end-width="0.3cm" draw:marker-end-center="false" draw:fill="none" draw:fill-color="#ffffff" fo:min-height="0.414cm" draw:shadow="hidden" draw:shadow-offset-x="0.3cm" draw:shadow-offset-y="0.3cm" draw:shadow-color="#808080"/>
    </style:style>
    <style:style style:name="gr4" style:family="graphic" style:parent-style-name="standard">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style>
    <style:style style:name="gr5" style:family="graphic" style:parent-style-name="standard">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3"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4"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1" style:family="text">
      <style:text-properties style:use-window-font-color="true" style:text-outline="false" style:text-line-through-style="none" style:text-line-through-type="none" style:font-name="Bitstream Vera Sans"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2" draw:layer="layout" svg:width="0.348cm" svg:height="0.624cm" svg:x="9.431cm" svg:y="16.047cm">
            <draw:text-box>
              <text:p text:style-name="P1"><text:span text:style-name="T1">P</text:span></text:p>
            </draw:text-box>
          </draw:frame>
          <draw:frame draw:style-name="gr1" draw:text-style-name="P2" draw:layer="layout" svg:width="0.35cm" svg:height="0.624cm" svg:x="12.271cm" svg:y="15.2cm">
            <draw:text-box>
              <text:p text:style-name="P1"><text:span text:style-name="T1">S</text:span></text:p>
            </draw:text-box>
          </draw:frame>
          <draw:frame draw:style-name="gr2" draw:text-style-name="P2" draw:layer="layout" svg:width="1.244cm" svg:height="0.997cm" draw:transform="rotate (0.0626573201465964) translate (10.198cm 14.11cm)">
            <draw:text-box>
              <text:p text:style-name="P1"><text:span text:style-name="T1">75°</text:span></text:p>
            </draw:text-box>
          </draw:frame>
          <draw:frame draw:style-name="gr3" draw:text-style-name="P2" draw:layer="layout" svg:width="1.475cm" svg:height="0.664cm" draw:transform="rotate (0.316253660461372) translate (10.508cm 15.883cm)">
            <draw:text-box>
              <text:p text:style-name="P1"><text:span text:style-name="T1">4 cm</text:span></text:p>
            </draw:text-box>
          </draw:frame>
          <draw:frame draw:style-name="gr1" draw:text-style-name="P2" draw:layer="layout" svg:width="0.348cm" svg:height="0.624cm" svg:x="10.308cm" svg:y="13.244cm">
            <draw:text-box>
              <text:p text:style-name="P1"><text:span text:style-name="T1">N</text:span></text:p>
            </draw:text-box>
          </draw:frame>
          <draw:g>
            <draw:path draw:style-name="gr4" draw:text-style-name="P3" draw:layer="layout" svg:width="2.41cm" svg:height="0.8cm" draw:transform="rotate (1.58109376938166) translate (9.74051388888891cm 16.1690972222222cm)" svg:viewBox="0 0 2411 801" svg:d="M0 0c34 64 111 19 175 58s178 55 250 103 125 30 199 12 110 67 179 60 176 40 250 70 139 37 173 115 180 44 254 53 93 93 169 79 175 60 247 94c65 40 132 17 203 58s146-21 213-7l48 51 51 55">
              <text:p/>
            </draw:path>
            <draw:path draw:style-name="gr4" draw:text-style-name="P3" draw:layer="layout" svg:width="1.608cm" svg:height="1.811cm" draw:transform="skewX (-0.0010471975511966) rotate (1.58039563768087) translate (10.4982222222598cm 15.3592361111111cm)" svg:viewBox="0 0 1609 1812" svg:d="M0 1812c46-50 116-94 168-161s112-159 181-203c14-79 115-114 155-173 38-68 122-139 195-197s89-122 155-233 58-117 151-168 113-144 157-195 145-140 180-198 164-113 159-203l67-81 41 21">
              <text:p/>
            </draw:path>
            <draw:path draw:style-name="gr4" draw:text-style-name="P3" draw:layer="layout" svg:width="0.796cm" svg:height="2.583cm" draw:transform="skewX (-0.000698131700797731) rotate (1.58004657183047) translate (9.73445833333333cm 16.1700972222222cm)" svg:viewBox="0 0 797 2584" svg:d="M0 0c14 74 28 145 28 210 14 70 83 108 57 219 24 61 67 95 63 169 11 65 46 127 64 205s60 151 72 187 25 132 28 201-16 134 32 197 71 134 95 210 65 120 111 185 16 140 32 205 18 134 79 219-35 135 60 181l-21 67 44 74 53 55">
              <text:p/>
            </draw:path>
            <draw:path draw:style-name="gr4" draw:text-style-name="P3" draw:layer="layout" svg:width="0.108cm" svg:height="0.324cm" draw:transform="skewX (0.00541052068118242) rotate (1.58371176325965) translate (10.3324166666667cm 14.0647777777778cm)" svg:viewBox="0 0 109 325" svg:d="M0 0c0 93-1 194 48 279l61 46">
              <text:p/>
            </draw:path>
            <draw:line draw:style-name="gr5" draw:text-style-name="P4" draw:layer="layout" svg:x1="9.997cm" svg:y1="14.979cm" svg:x2="10.152cm" svg:y2="15.071cm">
              <text:p/>
            </draw:line>
            <draw:line draw:style-name="gr5" draw:text-style-name="P4" draw:layer="layout" svg:x1="10.024cm" svg:y1="14.923cm" svg:x2="10.179cm" svg:y2="14.995cm">
              <text:p/>
            </draw:line>
            <draw:line draw:style-name="gr5" draw:text-style-name="P4" draw:layer="layout" svg:x1="11.426cm" svg:y1="14.671cm" svg:x2="11.525cm" svg:y2="14.498cm">
              <text:p/>
            </draw:line>
            <draw:line draw:style-name="gr5" draw:text-style-name="P4" draw:layer="layout" svg:x1="11.371cm" svg:y1="14.636cm" svg:x2="11.461cm" svg:y2="14.461cm">
              <text:p/>
            </draw:lin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Unicode" svg:font-family="'Lucida Sans Unicode'"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6T12:54:16.977560054</meta:creation-date>
    <dc:date>2018-02-27T14:37:20.733439884</dc:date>
    <meta:editing-duration>PT1M16S</meta:editing-duration>
    <meta:editing-cycles>2</meta:editing-cycles>
    <meta:generator>LibreOffice/6.0.0.3$MacOSX_X86_64 LibreOffice_project/64a0f66915f38c6217de274f0aa8e15618924765</meta:generator>
    <meta:document-statistic meta:object-count="15"/>
  </office:meta>
</office:document-meta>
</file>